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color="#000000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" style:family="graphic" style:parent-style-name="standard">
      <style:graphic-properties draw:stroke="none" svg:stroke-color="#000000" draw:fill="none" draw:fill-color="#fff200" draw:auto-grow-height="true" draw:auto-grow-width="false" fo:max-height="0cm" fo:min-height="0.7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text-properties fo:font-size="10.5pt" style:font-size-asian="10.5pt" style:font-size-complex="10.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200"/>
      <style:text-properties fo:font-size="14pt" style:font-size-asian="14pt" style:font-size-complex="14pt"/>
    </style:style>
    <style:style style:name="P14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636cm" svg:y1="1.015cm" svg:x2="8.636cm" svg:y2="14.477cm">
          <text:p/>
        </draw:line>
        <draw:line draw:style-name="gr1" draw:text-style-name="P1" draw:layer="layout" svg:x1="18.034cm" svg:y1="1.015cm" svg:x2="18.034cm" svg:y2="14.223cm">
          <text:p/>
        </draw:line>
        <draw:line draw:style-name="gr2" draw:text-style-name="P1" draw:layer="layout" svg:x1="8.636cm" svg:y1="3.809cm" svg:x2="18.034cm" svg:y2="3.809cm">
          <text:p/>
        </draw:line>
        <draw:frame draw:style-name="gr3" draw:text-style-name="P3" draw:layer="layout" svg:width="6.096cm" svg:height="0.839cm" svg:x="5.842cm" svg:y="0.253cm">
          <draw:text-box>
            <text:p text:style-name="P2"><text:span text:style-name="T1">192.168.0.147:56208</text:span></text:p>
          </draw:text-box>
        </draw:frame>
        <draw:frame draw:style-name="gr4" draw:text-style-name="P3" draw:layer="layout" svg:width="5.334cm" svg:height="0.839cm" svg:x="15.494cm" svg:y="0.253cm">
          <draw:text-box>
            <text:p text:style-name="P2"><text:span text:style-name="T1">192.168.192.10:13</text:span></text:p>
          </draw:text-box>
        </draw:frame>
        <draw:frame draw:style-name="gr3" draw:text-style-name="P5" draw:layer="layout" svg:width="4.318cm" svg:height="0.806cm" svg:x="9.4cm" svg:y="1.032cm">
          <draw:text-box>
            <text:p text:style-name="P4"><text:span text:style-name="T2">[SYN] Seq=0</text:span></text:p>
          </draw:text-box>
        </draw:frame>
        <draw:frame draw:style-name="gr5" draw:text-style-name="P7" draw:layer="layout" svg:width="1.778cm" svg:height="0.763cm" svg:x="7.62cm" svg:y="14.477cm">
          <draw:text-box>
            <text:p text:style-name="P6"><text:span text:style-name="T3">Client</text:span></text:p>
          </draw:text-box>
        </draw:frame>
        <draw:frame draw:style-name="gr6" draw:text-style-name="P7" draw:layer="layout" svg:width="2.032cm" svg:height="0.763cm" svg:x="17.018cm" svg:y="14.477cm">
          <draw:text-box>
            <text:p text:style-name="P6"><text:span text:style-name="T3">Server</text:span></text:p>
          </draw:text-box>
        </draw:frame>
        <draw:line draw:style-name="gr7" draw:text-style-name="P1" draw:layer="layout" svg:x1="18.034cm" svg:y1="2.793cm" svg:x2="8.636cm" svg:y2="2.793cm">
          <text:p/>
        </draw:line>
        <draw:frame draw:style-name="gr8" draw:text-style-name="P5" draw:layer="layout" svg:width="8.636cm" svg:height="0.806cm" svg:x="9.398cm" svg:y="1.987cm">
          <draw:text-box>
            <text:p text:style-name="P4"><text:span text:style-name="T2">[SYN, </text:span><text:span text:style-name="T4">ACK</text:span><text:span text:style-name="T2">] Seq=0 </text:span><text:span text:style-name="T4">Ack=1</text:span></text:p>
          </draw:text-box>
        </draw:frame>
        <draw:line draw:style-name="gr2" draw:text-style-name="P1" draw:layer="layout" svg:x1="8.636cm" svg:y1="1.797cm" svg:x2="18.034cm" svg:y2="1.797cm">
          <text:p/>
        </draw:line>
        <draw:frame draw:style-name="gr9" draw:text-style-name="P5" draw:layer="layout" svg:width="8.382cm" svg:height="1.016cm" svg:x="9.398cm" svg:y="3.048cm">
          <draw:text-box>
            <text:p text:style-name="P4"><text:span text:style-name="T2">[ACK] </text:span><text:span text:style-name="T4">Seq=1</text:span><text:span text:style-name="T2"> Ack=1</text:span></text:p>
          </draw:text-box>
        </draw:frame>
        <draw:line draw:style-name="gr10" draw:text-style-name="P1" draw:layer="layout" svg:x1="3.048cm" svg:y1="4.572cm" svg:x2="21.336cm" svg:y2="4.572cm">
          <text:p/>
        </draw:line>
        <draw:frame draw:style-name="gr9" draw:text-style-name="P8" draw:layer="layout" svg:width="4.826cm" svg:height="1.016cm" svg:x="21.336cm" svg:y="4.064cm">
          <draw:text-box>
            <text:p>ESTABLISHED</text:p>
          </draw:text-box>
        </draw:frame>
        <draw:frame draw:style-name="gr5" draw:text-style-name="P7" draw:layer="layout" svg:width="10.668cm" svg:height="0.763cm" svg:x="18.034cm" svg:y="3.302cm">
          <draw:text-box>
            <text:p text:style-name="P6"><text:span text:style-name="T5">TCP <text:s/>192.168.192.10:13 <text:s/></text:span><text:span text:style-name="T5">192.168.0.147:56208</text:span></text:p>
          </draw:text-box>
        </draw:frame>
        <draw:frame draw:style-name="gr5" draw:text-style-name="P10" draw:layer="layout" svg:width="8.382cm" svg:height="0.763cm" svg:x="0.254cm" svg:y="2.54cm">
          <draw:text-box>
            <text:p text:style-name="P9"><text:span text:style-name="T6">TCP <text:s/>192.168.0.147:56208 <text:s/>192.168.192.10:13 <text:s/></text:span></text:p>
          </draw:text-box>
        </draw:frame>
        <draw:line draw:style-name="gr7" draw:text-style-name="P1" draw:layer="layout" svg:x1="18.034cm" svg:y1="5.588cm" svg:x2="8.636cm" svg:y2="5.588cm">
          <text:p/>
        </draw:line>
        <draw:frame draw:style-name="gr11" draw:text-style-name="P12" draw:layer="layout" svg:width="8.89cm" svg:height="1.427cm" svg:x="8.89cm" svg:y="4.572cm">
          <draw:text-box>
            <text:p text:style-name="P11"><text:span text:style-name="T7">Seq:1, 22 Bytes Daytime response</text:span></text:p>
          </draw:text-box>
        </draw:frame>
        <draw:line draw:style-name="gr7" draw:text-style-name="P1" draw:layer="layout" svg:x1="8.89cm" svg:y1="6.604cm" svg:x2="18.034cm" svg:y2="6.604cm">
          <text:p/>
        </draw:line>
        <draw:frame draw:style-name="gr12" draw:text-style-name="P13" draw:layer="layout" svg:width="8.382cm" svg:height="1.016cm" svg:x="9.398cm" svg:y="5.842cm">
          <draw:text-box>
            <text:p text:style-name="P4"><text:span text:style-name="T2">[ACK] </text:span><text:span text:style-name="T4">Seq=1</text:span><text:span text:style-name="T2"> Ack=23</text:span></text:p>
          </draw:text-box>
        </draw:frame>
        <draw:line draw:style-name="gr10" draw:text-style-name="P1" draw:layer="layout" svg:x1="3.048cm" svg:y1="7.366cm" svg:x2="21.336cm" svg:y2="7.366cm">
          <text:p/>
        </draw:line>
        <draw:frame draw:style-name="gr9" draw:text-style-name="P8" draw:layer="layout" svg:width="4.826cm" svg:height="3.806cm" svg:x="21.336cm" svg:y="6.858cm">
          <draw:text-box>
            <text:p>DATA TRANSFER ENDED, TEARDOWN STARTS</text:p>
          </draw:text-box>
        </draw:frame>
        <draw:line draw:style-name="gr7" draw:text-style-name="P1" draw:layer="layout" svg:x1="18.034cm" svg:y1="8.89cm" svg:x2="8.636cm" svg:y2="8.89cm">
          <text:p/>
        </draw:line>
        <draw:frame draw:style-name="gr8" draw:text-style-name="P5" draw:layer="layout" svg:width="8.636cm" svg:height="0.806cm" svg:x="9.144cm" svg:y="7.83cm">
          <draw:text-box>
            <text:p text:style-name="P4"><text:span text:style-name="T2">[FIN, </text:span><text:span text:style-name="T4">ACK</text:span><text:span text:style-name="T2">] Seq=23 </text:span><text:span text:style-name="T4">Ack=1</text:span></text:p>
          </draw:text-box>
        </draw:frame>
        <draw:line draw:style-name="gr7" draw:text-style-name="P1" draw:layer="layout" svg:x1="8.636cm" svg:y1="10.16cm" svg:x2="18.034cm" svg:y2="10.16cm">
          <text:p/>
        </draw:line>
        <draw:frame draw:style-name="gr9" draw:text-style-name="P5" draw:layer="layout" svg:width="8.382cm" svg:height="1.016cm" svg:x="9.326cm" svg:y="9.144cm">
          <draw:text-box>
            <text:p text:style-name="P4"><text:span text:style-name="T2">[ACK] </text:span><text:span text:style-name="T4">Seq=1</text:span><text:span text:style-name="T2"> Ack=24</text:span></text:p>
          </draw:text-box>
        </draw:frame>
        <draw:frame draw:style-name="gr8" draw:text-style-name="P5" draw:layer="layout" svg:width="8.636cm" svg:height="0.806cm" svg:x="9.144cm" svg:y="10.414cm">
          <draw:text-box>
            <text:p text:style-name="P4"><text:span text:style-name="T2">[FIN, </text:span><text:span text:style-name="T4">ACK</text:span><text:span text:style-name="T2">] Seq=1 </text:span><text:span text:style-name="T4">Ack=24</text:span></text:p>
          </draw:text-box>
        </draw:frame>
        <draw:line draw:style-name="gr7" draw:text-style-name="P1" draw:layer="layout" svg:x1="8.89cm" svg:y1="11.43cm" svg:x2="18.034cm" svg:y2="11.43cm">
          <text:p/>
        </draw:line>
        <draw:frame draw:style-name="gr9" draw:text-style-name="P5" draw:layer="layout" svg:width="8.382cm" svg:height="1.016cm" svg:x="9.398cm" svg:y="11.684cm">
          <draw:text-box>
            <text:p text:style-name="P4"><text:span text:style-name="T2">[ACK] </text:span><text:span text:style-name="T4">Seq=24,</text:span><text:span text:style-name="T2"> Ack=2</text:span></text:p>
          </draw:text-box>
        </draw:frame>
        <draw:frame draw:style-name="gr13" draw:text-style-name="P10" draw:layer="layout" svg:width="8.89cm" svg:height="1.073cm" svg:x="0.254cm" svg:y="13.207cm">
          <draw:text-box>
            <text:p text:style-name="P9"><text:span text:style-name="T6">X TCP <text:s/>192.168.0.147:56208 <text:s/>192.168.192.10:13 <text:s/></text:span></text:p>
          </draw:text-box>
        </draw:frame>
        <draw:line draw:style-name="gr7" draw:text-style-name="P1" draw:layer="layout" svg:x1="18.034cm" svg:y1="12.7cm" svg:x2="8.636cm" svg:y2="12.7cm">
          <text:p/>
        </draw:line>
        <draw:frame draw:style-name="gr5" draw:text-style-name="P7" draw:layer="layout" svg:width="10.668cm" svg:height="0.763cm" svg:x="17.332cm" svg:y="13.208cm">
          <draw:text-box>
            <text:p text:style-name="P6"><text:span text:style-name="T5">X TCP <text:s/>192.168.192.10:13 <text:s/>192.168.0.147:56208</text:span></text:p>
          </draw:text-box>
        </draw:frame>
        <draw:line draw:style-name="gr10" draw:text-style-name="P1" draw:layer="layout" svg:x1="3.048cm" svg:y1="12.954cm" svg:x2="21.336cm" svg:y2="12.954cm">
          <text:p/>
        </draw:line>
        <draw:frame draw:style-name="gr9" draw:text-style-name="P8" draw:layer="layout" svg:width="4.826cm" svg:height="1.016cm" svg:x="21.082cm" svg:y="12.446cm">
          <draw:text-box>
            <text:p>CLOSED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7T11:32:53.788096438</meta:creation-date>
    <dc:date>2021-12-07T16:03:24.453371127</dc:date>
    <meta:editing-duration>PT47M55S</meta:editing-duration>
    <meta:editing-cycles>7</meta:editing-cycles>
    <meta:generator>LibreOffice/6.0.7.3$Linux_X86_64 LibreOffice_project/00m0$Build-3</meta:generator>
    <meta:document-statistic meta:object-count="57"/>
  </office:meta>
</office:document-meta>
</file>